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text-underline-style="solid" style:text-underline-width="auto" style:text-underline-color="font-color" fo:font-weight="bold" officeooo:rsid="000fdaab" officeooo:paragraph-rsid="000fdaab" style:font-weight-asian="bold" style:font-weight-complex="bold"/>
    </style:style>
    <style:style style:name="P2" style:family="paragraph" style:parent-style-name="Standard" style:list-style-name="L1">
      <style:paragraph-properties fo:line-height="150%" fo:text-align="start" style:justify-single-word="false"/>
      <style:text-properties style:text-underline-style="none" fo:font-weight="normal" officeooo:rsid="000fdaab" officeooo:paragraph-rsid="000fdaab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tional archives reference material</text:p>
      <text:list xml:id="list4287540100" text:style-name="L1">
        <text:list-item>
          <text:p text:style-name="P2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ames Petts</meta:initial-creator>
    <meta:creation-date>2023-02-10T00:12:54.911000000</meta:creation-date>
    <dc:date>2023-02-10T00:13:40.169000000</dc:date>
    <dc:creator>James Petts</dc:creator>
    <meta:editing-duration>PT45S</meta:editing-duration>
    <meta:editing-cycles>1</meta:editing-cycles>
    <meta:document-statistic meta:table-count="0" meta:image-count="0" meta:object-count="0" meta:page-count="1" meta:paragraph-count="2" meta:word-count="5" meta:character-count="38" meta:non-whitespace-character-count="35"/>
    <meta:generator>LibreOffice/7.3.5.2$Windows_X86_64 LibreOffice_project/184fe81b8c8c30d8b5082578aee2fed2ea847c01</meta:generator>
  </office:meta>
</office:document-meta>
</file>